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20.76pt"/>
    </style:style>
    <style:style style:name="co3" style:family="table-column">
      <style:table-column-properties fo:break-before="auto" style:column-width="130.51pt"/>
    </style:style>
    <style:style style:name="co4" style:family="table-column">
      <style:table-column-properties fo:break-before="auto" style:column-width="138.76pt"/>
    </style:style>
    <style:style style:name="co5" style:family="table-column">
      <style:table-column-properties fo:break-before="auto" style:column-width="121.49pt"/>
    </style:style>
    <style:style style:name="co6" style:family="table-column">
      <style:table-column-properties fo:break-before="auto" style:column-width="165pt"/>
    </style:style>
    <style:style style:name="co7" style:family="table-column">
      <style:table-column-properties fo:break-before="auto" style:column-width="139.49pt"/>
    </style:style>
    <style:style style:name="co8" style:family="table-column">
      <style:table-column-properties fo:break-before="auto" style:column-width="125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ac_20__27_n_27__20_Cheese">
      <style:table-properties table:display="true" style:writing-mode="lr-tb"/>
    </style:style>
    <style:style style:name="ta2" style:family="table" style:master-page-name="PageStyle_5f_Baked_20_Potatoes">
      <style:table-properties table:display="true" style:writing-mode="lr-tb"/>
    </style:style>
    <style:style style:name="ta3" style:family="table" style:master-page-name="PageStyle_5f_Chicken_20_Fajitas">
      <style:table-properties table:display="true" style:writing-mode="lr-tb"/>
    </style:style>
    <style:style style:name="ta4" style:family="table" style:master-page-name="PageStyle_5f_Pork_20_stir_20_fry">
      <style:table-properties table:display="true" style:writing-mode="lr-tb"/>
    </style:style>
    <style:style style:name="ta5" style:family="table" style:master-page-name="PageStyle_5f_Haggis_2c__20_Neeps_20_and_20_Taties">
      <style:table-properties table:display="true" style:writing-mode="lr-tb"/>
    </style:style>
    <style:style style:name="ta6" style:family="table" style:master-page-name="PageStyle_5f_Cullen_20_skink">
      <style:table-properties table:display="true" style:writing-mode="lr-tb"/>
    </style:style>
    <style:style style:name="ta7" style:family="table" style:master-page-name="PageStyle_5f_Chilli">
      <style:table-properties table:display="true" style:writing-mode="lr-tb"/>
    </style:style>
    <style:style style:name="ta8" style:family="table" style:master-page-name="PageStyle_5f_Curry">
      <style:table-properties table:display="true" style:writing-mode="lr-tb"/>
    </style:style>
    <style:style style:name="ta9" style:family="table" style:master-page-name="PageStyle_5f_Vegitarian_20_Lasagne">
      <style:table-properties table:display="true" style:writing-mode="lr-tb"/>
    </style:style>
    <style:style style:name="ta10" style:family="table" style:master-page-name="PageStyle_5f_Pizz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c 'n' Chee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descrip</text:p>
          </table:table-cell>
          <table:table-cell table:style-name="ce1" office:value-type="string" calcext:value-type="string">
            <text:p>nos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caroni Pasta (g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eddar (g)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mesan (g)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ilk (pt)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rnflour (g)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6">
          <table:table-cell table:style-name="ce1"/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ked Potatoes" table:style-name="ta2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descrip</text:p>
          </table:table-cell>
          <table:table-cell table:style-name="ce1" office:value-type="string" calcext:value-type="string">
            <text:p>nos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king Potatoes (piece)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eddar (g)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ves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our Cream (ml)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prika</text:p>
          </table:table-cell>
          <table:table-cell table:number-columns-repeated="102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una (tin)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yonaise</text:p>
          </table:table-cell>
          <table:table-cell table:number-columns-repeated="102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aked Beans (tin)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icken Fajitas" table:style-name="ta3"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descrip</text:p>
          </table:table-cell>
          <table:table-cell table:style-name="ce1" office:value-type="string" calcext:value-type="string">
            <text:p>nos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rtillas (piece)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ttuce (piece)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resh Tomatoes (piece)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ucumber (piece)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our Cream (ml)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eddar (g)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d Onion (piece)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d Pepper (piece)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Yellow Pepper (piece)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umin</text:p>
          </table:table-cell>
          <table:table-cell table:number-columns-repeated="102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aprika</text:p>
          </table:table-cell>
          <table:table-cell table:number-columns-repeated="102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hilli Powder</text:p>
          </table:table-cell>
          <table:table-cell table:number-columns-repeated="102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arlic (piece)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il</text:p>
          </table:table-cell>
          <table:table-cell table:number-columns-repeated="102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resh Corriander (g)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Lime (piece)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hillies (piece)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hicken Breast (Piece)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rk stir fry" table:style-name="ta4"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descrip</text:p>
          </table:table-cell>
          <table:table-cell table:style-name="ce1" office:value-type="string" calcext:value-type="string">
            <text:p>nos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ried Noodles (g)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innamon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oves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ennel seeds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tar Anise</text:p>
          </table:table-cell>
          <table:table-cell table:number-columns-repeated="102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ock Loins (Piece)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ornflour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arlic</text:p>
          </table:table-cell>
          <table:table-cell table:number-columns-repeated="102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il</text:p>
          </table:table-cell>
          <table:table-cell table:number-columns-repeated="102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ale (g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ed Pepper (piece)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resh Coriander (g)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oy Sauce</text:p>
          </table:table-cell>
          <table:table-cell table:number-columns-repeated="102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Ginger (g)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ime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 table:number-rows-repeated="5">
          <table:table-cell table:style-name="ce1"/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ggis, Neeps and Taties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descrip</text:p>
          </table:table-cell>
          <table:table-cell table:style-name="ce1" office:value-type="string" calcext:value-type="string">
            <text:p>nos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ggis (piece)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wede (g)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tatoes (g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vy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utter (g)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ilk (ml)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1" table:number-rows-repeated="14">
          <table:table-cell table:style-name="ce1"/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llen skink" table:style-name="ta6">
        <table:table-column table:style-name="co1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descrip</text:p>
          </table:table-cell>
          <table:table-cell table:style-name="ce2" office:value-type="string" calcext:value-type="string">
            <text:p>nos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Smoked haddock fillets (piece)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eeks (piece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Butter (g)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lk (ml)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Potatoes (g)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Chives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Chilli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3">
          <table:table-cell table:style-name="ce3"/>
          <table:table-cell table:style-name="ce2" table:number-columns-repeated="2"/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illi" table:style-name="ta7">
        <table:table-column table:style-name="co1" table:default-cell-style-name="Default"/>
        <table:table-column table:style-name="co7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descrip</text:p>
          </table:table-cell>
          <table:table-cell table:style-name="ce2" office:value-type="string" calcext:value-type="string">
            <text:p>nos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Kidney Beans (g)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Chopped Tomatoes (g)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Chick Peas (g)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Cum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Paprika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Onions (piece) 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Rice (g)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Coriander (g)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Bay Leaves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Chillies (piece)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21"/>
        </table:table-row>
        <table:table-row table:style-name="ro1" table:number-rows-repeated="10">
          <table:table-cell table:style-name="ce3"/>
          <table:table-cell table:style-name="ce2" table:number-columns-repeated="2"/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y" table:style-name="ta8">
        <table:table-column table:style-name="co1" table:default-cell-style-name="Default"/>
        <table:table-column table:style-name="co8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descrip</text:p>
          </table:table-cell>
          <table:table-cell table:style-name="ce2" office:value-type="string" calcext:value-type="string">
            <text:p>nos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Cinnamo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Cloves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Fennel seeds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Cum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Cardimo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Bay leaves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Rice (g)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Chopped Tomatoes (g)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Flour (g)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Yeast (g)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Yogurt (g)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Suger (g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Butter (g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Fresh Coriander (g)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Green Pepper (piece)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Onions (piece)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Garlic</text:p>
          </table:table-cell>
          <table:table-cell table:style-name="ce2"/>
          <table:table-cell table:number-columns-repeated="1021"/>
        </table:table-row>
        <table:table-row table:style-name="ro1" table:number-rows-repeated="3">
          <table:table-cell table:style-name="ce3"/>
          <table:table-cell table:style-name="ce2" table:number-columns-repeated="2"/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gitarian Lasagne" table:style-name="ta9">
        <table:table-column table:style-name="co1" table:default-cell-style-name="Default"/>
        <table:table-column table:style-name="co8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escip</text:p>
          </table:table-cell>
          <table:table-cell table:style-name="ce1" office:value-type="string" calcext:value-type="string">
            <text:p>nos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Pasta Sheets (g)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Chopped Tomatoes (g)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Garlic</text:p>
          </table:table-cell>
          <table:table-cell table:number-columns-repeated="102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Onions (piece)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Oregano</text:p>
          </table:table-cell>
          <table:table-cell table:number-columns-repeated="102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Thyme</text:p>
          </table:table-cell>
          <table:table-cell table:number-columns-repeated="10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Basil</text:p>
          </table:table-cell>
          <table:table-cell table:number-columns-repeated="102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Red Wine (ml)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Green Pepper (piece)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Mushrooms (g)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Chillies (piece)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Parmesan (g)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Milk (pt)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Cornflour (g)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Butter (g)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zza" table:style-name="ta10">
        <table:table-column table:style-name="co1" table:default-cell-style-name="Default"/>
        <table:table-column table:style-name="co8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descrip</text:p>
          </table:table-cell>
          <table:table-cell table:style-name="ce2" office:value-type="string" calcext:value-type="string">
            <text:p>nos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Chopped Tomatoes (g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Flour (g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Yeast (g)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Chillies (piece)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Mozzerella (g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Cheddar (g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Anchovies (g)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Capers</text:p>
          </table:table-cell>
          <table:table-cell table:number-columns-repeated="102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Basil</text:p>
          </table:table-cell>
          <table:table-cell table:number-columns-repeated="102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Oregano</text:p>
          </table:table-cell>
          <table:table-cell table:number-columns-repeated="102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Thyme</text:p>
          </table:table-cell>
          <table:table-cell table:number-columns-repeated="1022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c_20__27_n_27__20_Cheese" style:display-name="PageStyle_Mac 'n' Chee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ked_20_Potatoes" style:display-name="PageStyle_Baked Potat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cken_20_Fajitas" style:display-name="PageStyle_Chicken Faji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k_20_stir_20_fry" style:display-name="PageStyle_Pork stir f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ggis_2c__20_Neeps_20_and_20_Taties" style:display-name="PageStyle_Haggis, Neeps and Ta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llen_20_skink" style:display-name="PageStyle_Cullen skin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lli" style:display-name="PageStyle_Chill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y" style:display-name="PageStyle_Cur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gitarian_20_Lasagne" style:display-name="PageStyle_Vegitarian Lasag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zza" style:display-name="PageStyle_Pizz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332" meta:object-count="0"/>
    <meta:generator>LibreOfficeDev/5.1.0.3$Linux_X86_64 LibreOffice_project/</meta:generator>
  </office:meta>
</office:document-meta>
</file>